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Summer”,</text:p>
          </table:table-cell>
          <table:table-cell office:value-type="string">
            <text:p>“Autumn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Summer”,</text:p>
          </table:table-cell>
          <table:table-cell office:value-type="string">
            <text:p>“Autumn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Summer”,</text:p>
          </table:table-cell>
          <table:table-cell office:value-type="string">
            <text:p>“Autumn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Summer”,</text:p>
          </table:table-cell>
          <table:table-cell office:value-type="string">
            <text:p>“Autumn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Summer”,</text:p>
          </table:table-cell>
          <table:table-cell office:value-type="string">
            <text:p>“Winter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Summer”,</text:p>
          </table:table-cell>
          <table:table-cell office:value-type="string">
            <text:p>“Winter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Summer”,</text:p>
          </table:table-cell>
          <table:table-cell office:value-type="string">
            <text:p>“Winter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Summer”,</text:p>
          </table:table-cell>
          <table:table-cell office:value-type="string">
            <text:p>“Winter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Autumn”,</text:p>
          </table:table-cell>
          <table:table-cell office:value-type="string">
            <text:p>“Winter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Autumn”,</text:p>
          </table:table-cell>
          <table:table-cell office:value-type="string">
            <text:p>“Winter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Autumn”,</text:p>
          </table:table-cell>
          <table:table-cell office:value-type="string">
            <text:p>“Winter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Autumn”,</text:p>
          </table:table-cell>
          <table:table-cell office:value-type="string">
            <text:p>“Winter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Winter”,</text:p>
          </table:table-cell>
          <table:table-cell office:value-type="string">
            <text:p>“Summer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Winter”,</text:p>
          </table:table-cell>
          <table:table-cell office:value-type="string">
            <text:p>“Summer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Winter”,</text:p>
          </table:table-cell>
          <table:table-cell office:value-type="string">
            <text:p>“Summer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Winter”,</text:p>
          </table:table-cell>
          <table:table-cell office:value-type="string">
            <text:p>“Summer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Winter”,</text:p>
          </table:table-cell>
          <table:table-cell office:value-type="string">
            <text:p>“Autumn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Winter”,</text:p>
          </table:table-cell>
          <table:table-cell office:value-type="string">
            <text:p>“Autumn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Winter”,</text:p>
          </table:table-cell>
          <table:table-cell office:value-type="string">
            <text:p>“Autumn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pring”,</text:p>
          </table:table-cell>
          <table:table-cell office:value-type="string">
            <text:p>“Winter”,</text:p>
          </table:table-cell>
          <table:table-cell office:value-type="string">
            <text:p>“Autumn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Spring”,</text:p>
          </table:table-cell>
          <table:table-cell office:value-type="string">
            <text:p>“Autumn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Spring”,</text:p>
          </table:table-cell>
          <table:table-cell office:value-type="string">
            <text:p>“Autumn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Spring”,</text:p>
          </table:table-cell>
          <table:table-cell office:value-type="string">
            <text:p>“Autumn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Spring”,</text:p>
          </table:table-cell>
          <table:table-cell office:value-type="string">
            <text:p>“Autumn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Spring”,</text:p>
          </table:table-cell>
          <table:table-cell office:value-type="string">
            <text:p>“Winter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Spring”,</text:p>
          </table:table-cell>
          <table:table-cell office:value-type="string">
            <text:p>“Winter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Spring”,</text:p>
          </table:table-cell>
          <table:table-cell office:value-type="string">
            <text:p>“Winter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Spring”,</text:p>
          </table:table-cell>
          <table:table-cell office:value-type="string">
            <text:p>“Winter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Autumn”,</text:p>
          </table:table-cell>
          <table:table-cell office:value-type="string">
            <text:p>“Spring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Autumn”,</text:p>
          </table:table-cell>
          <table:table-cell office:value-type="string">
            <text:p>“Spring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Autumn”,</text:p>
          </table:table-cell>
          <table:table-cell office:value-type="string">
            <text:p>“Spring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Autumn”,</text:p>
          </table:table-cell>
          <table:table-cell office:value-type="string">
            <text:p>“Spring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Winter”,</text:p>
          </table:table-cell>
          <table:table-cell office:value-type="string">
            <text:p>“Spring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Winter”,</text:p>
          </table:table-cell>
          <table:table-cell office:value-type="string">
            <text:p>“Spring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Winter”,</text:p>
          </table:table-cell>
          <table:table-cell office:value-type="string">
            <text:p>“Spring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Winter”,</text:p>
          </table:table-cell>
          <table:table-cell office:value-type="string">
            <text:p>“Spring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Winter”,</text:p>
          </table:table-cell>
          <table:table-cell office:value-type="string">
            <text:p>“Autumn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Winter”,</text:p>
          </table:table-cell>
          <table:table-cell office:value-type="string">
            <text:p>“Autumn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Winter”,</text:p>
          </table:table-cell>
          <table:table-cell office:value-type="string">
            <text:p>“Autumn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Summer”,</text:p>
          </table:table-cell>
          <table:table-cell office:value-type="string">
            <text:p>“Winter”,</text:p>
          </table:table-cell>
          <table:table-cell office:value-type="string">
            <text:p>“Autumn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Spring”,</text:p>
          </table:table-cell>
          <table:table-cell office:value-type="string">
            <text:p>“Summer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Spring”,</text:p>
          </table:table-cell>
          <table:table-cell office:value-type="string">
            <text:p>“Summer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Spring”,</text:p>
          </table:table-cell>
          <table:table-cell office:value-type="string">
            <text:p>“Summer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Spring”,</text:p>
          </table:table-cell>
          <table:table-cell office:value-type="string">
            <text:p>“Summer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Spring”,</text:p>
          </table:table-cell>
          <table:table-cell office:value-type="string">
            <text:p>“Winter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Spring”,</text:p>
          </table:table-cell>
          <table:table-cell office:value-type="string">
            <text:p>“Winter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Spring”,</text:p>
          </table:table-cell>
          <table:table-cell office:value-type="string">
            <text:p>“Winter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Spring”,</text:p>
          </table:table-cell>
          <table:table-cell office:value-type="string">
            <text:p>“Winter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Winter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Winter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Winter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Winter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Spring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Spring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Spring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Spring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Winter”,</text:p>
          </table:table-cell>
          <table:table-cell office:value-type="string">
            <text:p>“Spring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Winter”,</text:p>
          </table:table-cell>
          <table:table-cell office:value-type="string">
            <text:p>“Spring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Winter”,</text:p>
          </table:table-cell>
          <table:table-cell office:value-type="string">
            <text:p>“Spring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Winter”,</text:p>
          </table:table-cell>
          <table:table-cell office:value-type="string">
            <text:p>“Spring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Winter”,</text:p>
          </table:table-cell>
          <table:table-cell office:value-type="string">
            <text:p>“Summer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Winter”,</text:p>
          </table:table-cell>
          <table:table-cell office:value-type="string">
            <text:p>“Summer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Winter”,</text:p>
          </table:table-cell>
          <table:table-cell office:value-type="string">
            <text:p>“Summer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Autumn”,</text:p>
          </table:table-cell>
          <table:table-cell office:value-type="string">
            <text:p>“Winter”,</text:p>
          </table:table-cell>
          <table:table-cell office:value-type="string">
            <text:p>“Summer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Spring”,</text:p>
          </table:table-cell>
          <table:table-cell office:value-type="string">
            <text:p>“Summer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Spring”,</text:p>
          </table:table-cell>
          <table:table-cell office:value-type="string">
            <text:p>“Summer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Spring”,</text:p>
          </table:table-cell>
          <table:table-cell office:value-type="string">
            <text:p>“Summer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Spring”,</text:p>
          </table:table-cell>
          <table:table-cell office:value-type="string">
            <text:p>“Summer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Spring”,</text:p>
          </table:table-cell>
          <table:table-cell office:value-type="string">
            <text:p>“Autumn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Spring”,</text:p>
          </table:table-cell>
          <table:table-cell office:value-type="string">
            <text:p>“Autumn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Spring”,</text:p>
          </table:table-cell>
          <table:table-cell office:value-type="string">
            <text:p>“Autumn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Spring”,</text:p>
          </table:table-cell>
          <table:table-cell office:value-type="string">
            <text:p>“Autumn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Summer”,</text:p>
          </table:table-cell>
          <table:table-cell office:value-type="string">
            <text:p>“Autumn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Summer”,</text:p>
          </table:table-cell>
          <table:table-cell office:value-type="string">
            <text:p>“Autumn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Summer”,</text:p>
          </table:table-cell>
          <table:table-cell office:value-type="string">
            <text:p>“Autumn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Summer”,</text:p>
          </table:table-cell>
          <table:table-cell office:value-type="string">
            <text:p>“Autumn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Summer”,</text:p>
          </table:table-cell>
          <table:table-cell office:value-type="string">
            <text:p>“Spring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Summer”,</text:p>
          </table:table-cell>
          <table:table-cell office:value-type="string">
            <text:p>“Spring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Summer”,</text:p>
          </table:table-cell>
          <table:table-cell office:value-type="string">
            <text:p>“Spring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Summer”,</text:p>
          </table:table-cell>
          <table:table-cell office:value-type="string">
            <text:p>“Spring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Autumn”,</text:p>
          </table:table-cell>
          <table:table-cell office:value-type="string">
            <text:p>“Spring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Autumn”,</text:p>
          </table:table-cell>
          <table:table-cell office:value-type="string">
            <text:p>“Spring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Autumn”,</text:p>
          </table:table-cell>
          <table:table-cell office:value-type="string">
            <text:p>“Spring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Autumn”,</text:p>
          </table:table-cell>
          <table:table-cell office:value-type="string">
            <text:p>“Spring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Spring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Summer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Autumn”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Immutable.List.of(</text:p>
          </table:table-cell>
          <table:table-cell office:value-type="string">
            <text:p>“Winter”,</text:p>
          </table:table-cell>
          <table:table-cell office:value-type="string">
            <text:p>“Autumn”,</text:p>
          </table:table-cell>
          <table:table-cell office:value-type="string">
            <text:p>“Summer”,</text:p>
          </table:table-cell>
          <table:table-cell office:value-type="string">
            <text:p>“Winter”</text:p>
          </table:table-cell>
          <table:table-cell office:value-type="string">
            <text:p>),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1/30/2016</text:date>, <text:time>12:2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12:15:31.22</meta:creation-date>
    <dc:date>2016-01-30T12:24:03.72</dc:date>
    <meta:editing-duration>PT8M32S</meta:editing-duration>
    <meta:editing-cycles>2</meta:editing-cycles>
    <meta:generator>OpenOffice/4.1.1$Win32 OpenOffice.org_project/411m6$Build-9775</meta:generator>
    <meta:document-statistic meta:table-count="3" meta:cell-count="576" meta:object-count="0"/>
  </office:meta>
</office:document-meta>
</file>